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dfccc" officeooo:paragraph-rsid="001dfccc"/>
    </style:style>
    <style:style style:name="P2" style:family="paragraph" style:parent-style-name="Text_20_body">
      <style:paragraph-properties fo:text-align="center" style:justify-single-word="false"/>
      <style:text-properties fo:font-weight="bold" officeooo:rsid="001dfccc" officeooo:paragraph-rsid="001dfccc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  <style:text-properties fo:font-weight="normal" officeooo:rsid="001dfccc" officeooo:paragraph-rsid="001dfccc" style:font-weight-asian="normal" style:font-weight-complex="normal"/>
    </style:style>
    <style:style style:name="P4" style:family="paragraph" style:parent-style-name="Title">
      <style:text-properties officeooo:rsid="001dfccc" officeooo:paragraph-rsid="001dfccc"/>
    </style:style>
    <style:style style:name="T1" style:family="text">
      <style:text-properties fo:font-size="14pt"/>
    </style:style>
    <style:style style:name="T2" style:family="text">
      <style:text-properties fo:font-size="14pt" officeooo:rsid="001fb22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Web</text:p>
      <text:p text:style-name="P1">Nome: Bruno …<text:tab/><text:tab/><text:tab/><text:tab/><text:tab/><text:tab/><text:tab/>N<text:span text:style-name="T1">ºUSP:</text:span></text:p>
      <text:p text:style-name="P1">Nome: Gabriel ….<text:tab/><text:tab/><text:tab/><text:tab/><text:tab/><text:tab/><text:tab/>N<text:span text:style-name="T1">ºUSP:</text:span></text:p>
      <text:p text:style-name="P1">Nome: Victor ….<text:tab/><text:tab/><text:tab/><text:tab/><text:tab/><text:tab/><text:tab/>N<text:span text:style-name="T1">ºUSP:</text:span></text:p>
      <text:p text:style-name="P1">Nome: Wallace Cruz de Souza<text:tab/><text:tab/><text:tab/><text:tab/><text:tab/>N<text:span text:style-name="T1">ºUSP: 9779392</text:span></text:p>
      <text:p text:style-name="P1"><text:span text:style-name="T1"/></text:p>
      <text:p text:style-name="P2"><text:span text:style-name="T1">Telas</text:span></text:p>
      <text:p text:style-name="P3"><text:span text:style-name="T1">carrinho.html: Tela de carrinho do site, contém os objetos escolhidos para compra.</text:span></text:p>
      <text:p text:style-name="P3"><text:span text:style-name="T1">detalhes.html: Tela que contém as informações sobre os pets de um usuário.</text:span></text:p>
      <text:p text:style-name="P3"><text:span text:style-name="T1">estoque.html: Tela que mostra todos os produtos ainda em estoque.</text:span></text:p>
      <text:p text:style-name="P3"><text:span text:style-name="T1">finalizar_compra.html: Tela para finalizar a compra dos produtos do carrinho.</text:span></text:p>
      <text:p text:style-name="P3"><text:span text:style-name="T1">home.html: Tela inicial do site.</text:span></text:p>
      <text:p text:style-name="P3"><text:span text:style-name="T1">home-admin.html: Tela inicial do administrador.</text:span></text:p>
      <text:p text:style-name="P3"><text:span text:style-name="T1">login.html: Tela para entrar no site com um perfil já registrado. </text:span></text:p>
      <text:p text:style-name="P3"><text:span text:style-name="T1">new_admin.html: Tela para administrador cadastrar um novo administrador.</text:span></text:p>
      <text:p text:style-name="P3"><text:span text:style-name="T1">new_product.html: Tela para administrador cadastrar um novo produto.</text:span></text:p>
      <text:p text:style-name="P3"><text:span text:style-name="T1">new_service: Tela para administrador cadastrar um novo serviço.</text:span></text:p>
      <text:p text:style-name="P3"><text:span text:style-name="T1">new_user.html: Tela para o administrador cadastrar um novo usuário.</text:span></text:p>
      <text:p text:style-name="P3"><text:span text:style-name="T1">produto.html: Tela para gerenciar um dado produto do estoque.</text:span></text:p>
      <text:p text:style-name="P3"><text:span text:style-name="T1">produtos.html: </text:span><text:span text:style-name="T2">Tela com todos os produtos do site, por categoria.</text:span></text:p>
      <text:p text:style-name="P3"><text:span text:style-name="T1">registrar.htlm: </text:span><text:span text:style-name="T2">Tela para uma pessoa se cadastrar no site.</text:span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00:02:09.508676724</meta:creation-date>
    <dc:date>2018-04-09T00:13:53.963069774</dc:date>
    <meta:editing-duration>PT1M4S</meta:editing-duration>
    <meta:editing-cycles>1</meta:editing-cycles>
    <meta:document-statistic meta:table-count="0" meta:image-count="0" meta:object-count="0" meta:page-count="1" meta:paragraph-count="20" meta:word-count="147" meta:character-count="1034" meta:non-whitespace-character-count="884"/>
    <meta:generator>LibreOffice/5.1.6.2$Linux_X86_64 LibreOffice_project/10m0$Build-2</meta:generator>
  </office:meta>
</office:document-meta>
</file>